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6.806cm" table:align="margins"/>
    </style:style>
    <style:style style:name="Tableau2.A" style:family="table-column">
      <style:table-column-properties style:column-width="16.806cm" style:rel-column-width="65535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6.806cm" table:align="margins"/>
    </style:style>
    <style:style style:name="Tableau3.A" style:family="table-column">
      <style:table-column-properties style:column-width="16.806cm" style:rel-column-width="65535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6.806cm" table:align="margins"/>
    </style:style>
    <style:style style:name="Tableau4.A" style:family="table-column">
      <style:table-column-properties style:column-width="16.806cm" style:rel-column-width="65535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1ff3" officeooo:paragraph-rsid="00151f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f1cd" officeooo:paragraph-rsid="0018f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cf3f" officeooo:paragraph-rsid="0012cf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officeooo:paragraph-rsid="0012cf3f"/>
    </style:style>
    <style:style style:name="P7" style:family="paragraph" style:parent-style-name="Table_20_Contents">
      <style:paragraph-properties fo:text-align="start" style:justify-single-word="false"/>
      <style:text-properties officeooo:paragraph-rsid="0018f1cd"/>
    </style:style>
    <style:style style:name="P8" style:family="paragraph" style:parent-style-name="Table_20_Contents">
      <style:paragraph-properties fo:text-align="start" style:justify-single-word="false"/>
      <style:text-properties officeooo:paragraph-rsid="0020e433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f1cd" officeooo:paragraph-rsid="0018f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98c8" officeooo:paragraph-rsid="00239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2d9a8"/>
    </style:style>
    <style:style style:name="T2" style:family="text">
      <style:text-properties officeooo:rsid="00151ff3"/>
    </style:style>
    <style:style style:name="T3" style:family="text">
      <style:text-properties officeooo:rsid="00168463"/>
    </style:style>
    <style:style style:name="T4" style:family="text">
      <style:text-properties officeooo:rsid="0018f1cd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f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ef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e4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92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9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officeooo:rsid="001aef3b"/>
    </style:style>
    <style:style style:name="T12" style:family="text">
      <style:text-properties officeooo:rsid="00208385"/>
    </style:style>
    <style:style style:name="T13" style:family="text">
      <style:text-properties officeooo:rsid="0020e433"/>
    </style:style>
    <style:style style:name="T14" style:family="text">
      <style:text-properties officeooo:rsid="002398c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Style par défaut">
        <table:table-column table:style-name="Tableau1.A"/>
        <table:table-row table:style-name="Tableau1.1">
          <table:table-cell table:style-name="Tableau1.A1" office:value-type="string">
            <text:p text:style-name="P5">Identification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6"><text:span text:style-name="T7">Numéro :</text:span><text:span text:style-name="T5">cas F-C-7</text:span></text:p>
                </table:table-cell>
              </table:table-row>
              <table:table-row>
                <table:table-cell table:style-name="Tableau2.A2" office:value-type="string">
                  <text:p text:style-name="P6"><text:span text:style-name="T7">Nom :</text:span><text:span text:style-name="T5">Modifier u</text:span><text:span text:style-name="T10">n commentaire</text:span></text:p>
                </table:table-cell>
              </table:table-row>
              <table:table-row>
                <table:table-cell table:style-name="Tableau2.A2" office:value-type="string">
                  <text:p text:style-name="P1">Acteurs : <text:span text:style-name="T12">Membre inscrit </text:span></text:p>
                </table:table-cell>
              </table:table-row>
              <table:table-row>
                <table:table-cell table:style-name="Tableau2.A2" office:value-type="string">
                  <text:p text:style-name="P6"><text:span text:style-name="T7">Description succincte :</text:span><text:span text:style-name="T5">Modifier </text:span><text:span text:style-name="T10">ou supprimer </text:span><text:span text:style-name="T5">u</text:span><text:span text:style-name="T9">n commentaire ou réponse FAQ</text:span><text:span text:style-name="T5"> </text:span></text:p>
                </table:table-cell>
              </table:table-row>
              <table:table-row>
                <table:table-cell table:style-name="Tableau2.A2" office:value-type="string">
                  <text:p text:style-name="P1">Auteur :<text:span text:style-name="T4">Christine Zedday</text:span></text:p>
                </table:table-cell>
              </table:table-row>
              <table:table-row>
                <table:table-cell table:style-name="Tableau2.A2" office:value-type="string">
                  <text:p text:style-name="P6"><text:span text:style-name="T7">Date : </text:span><text:span text:style-name="T5">1</text:span><text:span text:style-name="T10">9 novembre 2019</text:span></text:p>
                </table:table-cell>
              </table:table-row>
              <table:table-row>
                <table:table-cell table:style-name="Tableau2.A2" office:value-type="string">
                  <text:p text:style-name="P1">Préconditions : <text:span text:style-name="T4">membre inscrit et loggé</text:span></text:p>
                </table:table-cell>
              </table:table-row>
              <table:table-row>
                <table:table-cell table:style-name="Tableau2.A2" office:value-type="string">
                  <text:p text:style-name="P1">Démarrage : <text:span text:style-name="T4">Le membre a sélectionné son compte ou espace perso tableau de bord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5">Description des scenarios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1">Scénario nominal :</text:p>
                  <text:p text:style-name="P4">1. Le membre sélectionne sur son compte perso <text:span text:style-name="T14">la page commentaires/ou réponses FAQ</text:span></text:p>
                  <text:p text:style-name="P7"><text:span text:style-name="T5">2. Le système affiche la l</text:span><text:span text:style-name="T10">iste demandée</text:span></text:p>
                  <text:p text:style-name="P7"><text:span text:style-name="T5">3. Le membre sélectionne m</text:span><text:span text:style-name="T10">odifier </text:span></text:p>
                  <text:p text:style-name="P7"><text:span text:style-name="T5">4. Le système lui permet d’éditer le co</text:span><text:span text:style-name="T10">mmentaire ou la réponse</text:span></text:p>
                  <text:p text:style-name="P4">5. Le membre <text:span text:style-name="T13">édite et </text:span>valide </text:p>
                  <text:p text:style-name="P8"><text:span text:style-name="T8">6. Le système vérifie la conformité du t</text:span><text:span text:style-name="T10">exte</text:span></text:p>
                  <text:p text:style-name="P7"><text:span text:style-name="T5">7. Le système ré-affiche la page avec message de confirmation</text:span></text:p>
                </table:table-cell>
              </table:table-row>
              <table:table-row>
                <table:table-cell table:style-name="Tableau3.A2" office:value-type="string">
                  <text:p text:style-name="P1">Scénarios alternatifs :</text:p>
                  <text:p text:style-name="P11">3a. Le membre sélectionne supprimer → Le système demande confirmation et supprime</text:p>
                  <text:p text:style-name="P8"><text:span text:style-name="T6">5a. Le membre abandonne</text:span></text:p>
                </table:table-cell>
              </table:table-row>
              <table:table-row>
                <table:table-cell table:style-name="Tableau3.A2" office:value-type="string">
                  <text:p text:style-name="P1">S<text:span text:style-name="T3">cénarios d’exception : La modification/suppression en bdd n’a pas marché, message d’erreur</text:span></text:p>
                </table:table-cell>
              </table:table-row>
              <table:table-row>
                <table:table-cell table:style-name="Tableau3.A2" office:value-type="string">
                  <text:p text:style-name="P1">Fin : </text:p>
                </table:table-cell>
              </table:table-row>
              <table:table-row>
                <table:table-cell table:style-name="Tableau3.A2" office:value-type="string">
                  <text:p text:style-name="P1">Post conditions : <text:span text:style-name="T14">commentaire ou réponse modifiée ou supprimée dans la bdd et donc en ligne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5"><text:span text:style-name="T1">C</text:span>ompléments</text:p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3">Ergonomie :</text:p>
                </table:table-cell>
              </table:table-row>
              <table:table-row>
                <table:table-cell table:style-name="Tableau4.A2" office:value-type="string">
                  <text:p text:style-name="P2">P<text:span text:style-name="T2">erformance attendue :</text:span></text:p>
                </table:table-cell>
              </table:table-row>
              <table:table-row>
                <table:table-cell table:style-name="Tableau4.A2" office:value-type="string">
                  <text:p text:style-name="P2">P<text:span text:style-name="T2">roblèmes non résolus : </text:span></text:p>
                </table:table-cell>
              </table:table-row>
            </table:table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1T17:31:12.136000000</meta:creation-date>
    <meta:generator>LibreOffice/6.3.2.2$Windows_X86_64 LibreOffice_project/98b30e735bda24bc04ab42594c85f7fd8be07b9c</meta:generator>
    <dc:date>2019-11-19T15:52:02.351000000</dc:date>
    <meta:editing-duration>PT36M48S</meta:editing-duration>
    <meta:editing-cycles>13</meta:editing-cycles>
    <meta:document-statistic meta:table-count="4" meta:image-count="0" meta:object-count="0" meta:page-count="1" meta:paragraph-count="28" meta:word-count="175" meta:character-count="1100" meta:non-whitespace-character-count="947"/>
  </office:meta>
</office:document-meta>
</file>